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43mm"/>
    </style:style>
    <style:style style:name="co2" style:family="table-column">
      <style:table-column-properties fo:break-before="auto" style:column-width="54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off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Wire tensioner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6mm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lider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mm Stainless tube x 4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mm PTFE tube x 1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 r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grub screws x 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Axis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Sl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mm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0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lider ball holder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ider bal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l cla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ountersunk sc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otor drive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Axis + ball holder</text:p>
          </table:table-cell>
          <table:table-cell/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astic-covered stainless wire</text:p>
          </table:table-cell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4 grub screw x 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x 35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ttom Link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Base arm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e Arm 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e jo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0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cri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just for 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Top Link</text:p>
          </table:table-cell>
          <table:table-cell table:style-name="ce1"/>
          <table:table-cell table:style-name="ce3" office:value-type="float" office:value="3" calcext:value-type="float">
            <text:p>3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Top arm 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arm 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joi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0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ain body</text:p>
          </table:table-cell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M3 x 16mm cap screw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tor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0:02.582847886</meta:creation-date>
    <dc:date>2017-02-12T16:04:22.132250773</dc:date>
    <meta:editing-duration>P9DT4H36M7S</meta:editing-duration>
    <meta:editing-cycles>12</meta:editing-cycles>
    <meta:generator>LibreOffice/5.1.4.2$Linux_X86_64 LibreOffice_project/10m0$Build-2</meta:generator>
    <meta:document-statistic meta:table-count="1" meta:cell-count="154" meta:object-count="0"/>
  </office:meta>
</office:document-meta>
</file>